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D966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19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19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19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spanned="3" table:number-rows-spanned="3" table:style-name="ce2">
            <draw:frame draw:z-index="2" draw:id="id1" draw:style-name="a7" draw:name="TextBox 2" svg:x="0.01667in" svg:y="0.01667in" svg:width="1.99167in" svg:height="0.64167in">
              <draw:text-box>
                <text:p text:style-name="a4" text:class-names="" text:cond-style-name=""><text:span text:style-name="a3" text:class-names="">Callum Bloys</text:span></text:p>
                <text:p text:style-name="a6" text:class-names="" text:cond-style-name=""><text:span text:style-name="a5" text:class-names="">19015092</text:span></text:p>
              </draw:text-box>
              <svg:title/>
              <svg:desc/>
            </draw:frame>
          </table:table-cell>
          <table:covered-table-cell table:number-columns-repeated="2"/>
          <table:table-cell table:number-columns-spanned="6" table:number-rows-spanned="3" table:style-name="ce2">
            <draw:frame draw:z-index="1" draw:id="id0" draw:style-name="a2" draw:name="TextBox 1" svg:x="0.025in" svg:y="0.03333in" svg:width="3.975in" svg:height="0.56667in">
              <draw:text-box>
                <text:p text:style-name="a1" text:class-names="" text:cond-style-name=""><text:span text:style-name="a0" text:class-names="">CCTP Log</text:span></text:p>
              </draw:text-box>
              <svg:title/>
              <svg:desc/>
            </draw:frame>
          </table:table-cell>
          <table:covered-table-cell table:number-columns-repeated="5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0"/>
        </table:table-row>
        <table:table-row table:style-name="ro1">
          <table:table-cell table:number-columns-repeated="5"/>
          <table:table-cell table:number-columns-spanned="3" table:number-rows-spanned="3" table:style-name="ce2">
            <draw:frame draw:z-index="3" draw:id="id2" draw:style-name="a10" draw:name="TextBox 3" svg:x="0.00833in" svg:y="0in" svg:width="1.98333in" svg:height="0.58333in">
              <draw:text-box>
                <text:p text:style-name="a9" text:class-names="" text:cond-style-name=""><text:span text:style-name="a8" text:class-names="">Date</text:span></text:p>
              </draw:text-box>
              <svg:title/>
              <svg:desc/>
            </draw:frame>
          </table:table-cell>
          <table:covered-table-cell/>
          <table:covered-table-cell>
            <draw:frame draw:z-index="4" draw:id="id3" draw:style-name="a13" draw:name="TextBox 4" svg:x="0.64167in" svg:y="0.00833in" svg:width="1.98333in" svg:height="0.58333in">
              <draw:text-box>
                <text:p text:style-name="a12" text:class-names="" text:cond-style-name=""><text:span text:style-name="a11" text:class-names="">Tasks set</text:span></text:p>
              </draw:text-box>
              <svg:title/>
              <svg:desc/>
            </draw:frame>
          </table:covered-table-cell>
          <table:table-cell table:number-columns-spanned="3" table:number-rows-spanned="3" table:style-name="ce2"/>
          <table:covered-table-cell/>
          <table:covered-table-cell>
            <draw:frame draw:z-index="5" draw:id="id4" draw:style-name="a16" draw:name="TextBox 5" svg:x="0.65833in" svg:y="0.01667in" svg:width="1.98333in" svg:height="0.58333in">
              <draw:text-box>
                <text:p text:style-name="a15" text:class-names="" text:cond-style-name=""><text:span text:style-name="a14" text:class-names="">Outcomes</text:span></text:p>
              </draw:text-box>
              <svg:title/>
              <svg:desc/>
            </draw:frame>
          </table:covered-table-cell>
          <table:table-cell table:number-columns-spanned="3" table:number-rows-spanned="3" table:style-name="ce2"/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0-16T00:00:00" table:number-columns-spanned="3" table:number-rows-spanned="3" table:style-name="ce5">
            <text:p>16/10/2021</text:p>
          </table:table-cell>
          <table:covered-table-cell table:number-columns-repeated="2"/>
          <table:table-cell office:value-type="string" table:number-columns-spanned="3" table:number-rows-spanned="3" table:style-name="ce3">
            <text:p>Research VR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Gained knowledge and noted down pros and cons of VR and mitigating motion sickness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0-19T00:00:00" table:number-columns-spanned="3" table:number-rows-spanned="3" table:style-name="ce5">
            <text:p>19/10/2021</text:p>
          </table:table-cell>
          <table:covered-table-cell table:number-columns-repeated="2"/>
          <table:table-cell office:value-type="string" table:number-columns-spanned="3" table:number-rows-spanned="3" table:style-name="ce4">
            <text:p>Research unique puzzle mechanics and more research on how VR can be set up in Unity and unreal</text:p>
          </table:table-cell>
          <table:covered-table-cell table:number-columns-repeated="2"/>
          <table:table-cell office:value-type="string" table:number-columns-spanned="3" table:number-rows-spanned="3" table:style-name="ce3">
            <text:p>Gained more undertsanding of how VR can be made and decided on a superliminal styled game<text:s/>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0-30T00:00:00" table:number-columns-spanned="3" table:number-rows-spanned="3" table:style-name="ce5">
            <text:p>30/10/2021</text:p>
          </table:table-cell>
          <table:covered-table-cell table:number-columns-repeated="2"/>
          <table:table-cell office:value-type="string" table:number-columns-spanned="3" table:number-rows-spanned="3" table:style-name="ce3">
            <text:p>Proposal document</text:p>
          </table:table-cell>
          <table:covered-table-cell table:number-columns-repeated="2"/>
          <table:table-cell office:value-type="string" table:number-columns-spanned="3" table:number-rows-spanned="3" table:style-name="ce3">
            <text:p>Created a draf of my proposal docum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1-04T00:00:00" table:number-columns-spanned="3" table:number-rows-spanned="3" table:style-name="ce5">
            <text:p>04/11/2021</text:p>
          </table:table-cell>
          <table:covered-table-cell table:number-columns-repeated="2"/>
          <table:table-cell office:value-type="string" table:number-columns-spanned="3" table:number-rows-spanned="3" table:style-name="ce3">
            <text:p>speak to supervisor about proposal and get feedback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feedback from supervisor and finished off docum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1-24T00:00:00" table:number-columns-spanned="3" table:number-rows-spanned="3" table:style-name="ce5">
            <text:p>24/11/2021</text:p>
          </table:table-cell>
          <table:covered-table-cell table:number-columns-repeated="2"/>
          <table:table-cell office:value-type="string" table:number-columns-spanned="3" table:number-rows-spanned="3" table:style-name="ce3">
            <text:p>begin setting up project on unity after deciding to use unity</text:p>
          </table:table-cell>
          <table:covered-table-cell table:number-columns-repeated="2"/>
          <table:table-cell office:value-type="string" table:number-columns-spanned="3" table:number-rows-spanned="3" table:style-name="ce3">
            <text:p>progress made created unity document and installed necessry packages i.e. XR packages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1-27T00:00:00" table:number-columns-spanned="3" table:number-rows-spanned="3" table:style-name="ce5">
            <text:p>27/11/2021</text:p>
          </table:table-cell>
          <table:covered-table-cell table:number-columns-repeated="2"/>
          <table:table-cell office:value-type="string" table:number-columns-spanned="3" table:number-rows-spanned="3" table:style-name="ce3">
            <text:p>Research into VR and forced perspective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researched valuable information that will be used in the research docum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05T00:00:00" table:number-columns-spanned="3" table:number-rows-spanned="3" table:style-name="ce5">
            <text:p>05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begin reseach document</text:p>
          </table:table-cell>
          <table:covered-table-cell table:number-columns-repeated="2"/>
          <table:table-cell office:value-type="string" table:number-columns-spanned="3" table:number-rows-spanned="3" table:style-name="ce3">
            <text:p>created draft of reearch docum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10T00:00:00" table:number-columns-spanned="3" table:number-rows-spanned="3" table:style-name="ce5">
            <text:p>10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 working on research document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research questions and made a start on research methodology<text:s/>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12T00:00:00" table:number-columns-spanned="3" table:number-rows-spanned="3" table:style-name="ce5">
            <text:p>12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 working on research document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ethical and professional principles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14T00:00:00" table:number-columns-spanned="3" table:number-rows-spanned="3" table:style-name="ce5">
            <text:p>14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 working on research document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literature review and researched in preparation for research findings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18T00:00:00" table:number-columns-spanned="3" table:number-rows-spanned="3" table:style-name="ce5">
            <text:p>18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 working on research document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made a start on research findings and more research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20T00:00:00" table:number-columns-spanned="3" table:number-rows-spanned="3" table:style-name="ce5">
            <text:p>20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finishing off research document</text:p>
          </table:table-cell>
          <table:covered-table-cell table:number-columns-repeated="2"/>
          <table:table-cell office:value-type="string" table:number-columns-spanned="3" table:number-rows-spanned="3" table:style-name="ce3">
            <text:p>finished research docum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5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5"/>
          <table:table-cell office:value-type="date" office:date-value="2021-12-25T00:00:00" table:number-columns-spanned="3" table:number-rows-spanned="3" table:style-name="ce5">
            <text:p>25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setup VR in Unity<text:s/></text:p>
          </table:table-cell>
          <table:covered-table-cell table:number-columns-repeated="2"/>
          <table:table-cell office:value-type="string" table:number-columns-spanned="3" table:number-rows-spanned="3" table:style-name="ce3">
            <text:p>VR is setup in unity in preparation for creating VR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1"/>
          <table:table-cell office:value-type="date" office:date-value="2021-12-27T00:00:00" table:number-columns-spanned="3" table:number-rows-spanned="3" table:style-name="ce5">
            <text:p>27/12/2021</text:p>
          </table:table-cell>
          <table:covered-table-cell table:number-columns-repeated="2"/>
          <table:table-cell office:value-type="string" table:number-columns-spanned="3" table:number-rows-spanned="3" table:style-name="ce3">
            <text:p>started working on VR</text:p>
          </table:table-cell>
          <table:covered-table-cell table:number-columns-repeated="2"/>
          <table:table-cell office:value-type="string" table:number-columns-spanned="3" table:number-rows-spanned="3" table:style-name="ce3">
            <text:p>Created VR in Unity but very basic at the moment with basic movement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1"/>
          <table:table-cell office:value-type="date" office:date-value="2022-01-03T00:00:00" table:number-columns-spanned="3" table:number-rows-spanned="3" table:style-name="ce5">
            <text:p>03/01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ing on VR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cubes and made it so I could pick up the cubes and drop them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1"/>
          <table:table-cell office:value-type="date" office:date-value="2022-01-12T00:00:00" table:number-columns-spanned="3" table:number-rows-spanned="3" table:style-name="ce5">
            <text:p>12/01/2022</text:p>
          </table:table-cell>
          <table:covered-table-cell table:number-columns-repeated="2"/>
          <table:table-cell office:value-type="string" table:number-columns-spanned="3" table:number-rows-spanned="3" table:style-name="ce3">
            <text:p>adding hands to VR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hand that were free on oculus and added physics and collision to them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1-19T00:00:00" table:number-columns-spanned="3" table:number-rows-spanned="3" table:style-name="ce5">
            <text:p>19/01/2022</text:p>
          </table:table-cell>
          <table:covered-table-cell table:number-columns-repeated="2"/>
          <table:table-cell office:value-type="string" table:number-columns-spanned="3" table:number-rows-spanned="3" table:style-name="ce3">
            <text:p>Level design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creating level and environment<text:s/>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1-26T00:00:00" table:number-columns-spanned="3" table:number-rows-spanned="3" table:style-name="ce5">
            <text:p>26/01/2022</text:p>
          </table:table-cell>
          <table:covered-table-cell table:number-columns-repeated="2"/>
          <table:table-cell office:value-type="string" table:number-columns-spanned="3" table:number-rows-spanned="3" table:style-name="ce3">
            <text:p>started on forced perspective mechanic</text:p>
          </table:table-cell>
          <table:covered-table-cell table:number-columns-repeated="2"/>
          <table:table-cell office:value-type="string" table:number-columns-spanned="3" table:number-rows-spanned="3" table:style-name="ce3">
            <text:p>started implementing forced perspective but had issues with scaling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2-04T00:00:00" table:number-columns-spanned="3" table:number-rows-spanned="3" table:style-name="ce5">
            <text:p>04/02/2022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objects to use forced perspective on</text:p>
          </table:table-cell>
          <table:covered-table-cell table:number-columns-repeated="2"/>
          <table:table-cell office:value-type="string" table:number-columns-spanned="3" table:number-rows-spanned="3" table:style-name="ce3">
            <text:p>created objects and imported free assests from unity store to use and added XR interactble grab script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2-10T00:00:00" table:number-columns-spanned="3" table:number-rows-spanned="3" table:style-name="ce5">
            <text:p>10/02/2022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ing level design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a temple and trees to match the theme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2-23T00:00:00" table:number-columns-spanned="3" table:number-rows-spanned="3" table:style-name="ce5">
            <text:p>23/02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starting room</text:p>
          </table:table-cell>
          <table:covered-table-cell table:number-columns-repeated="2"/>
          <table:table-cell office:value-type="string" table:number-columns-spanned="3" table:number-rows-spanned="3" table:style-name="ce3">
            <text:p>created <text:s/>office room which the p;ayer will start in nd learn the controls before pressing a button to continue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3-02T00:00:00" table:number-columns-spanned="3" table:number-rows-spanned="3" table:style-name="ce5">
            <text:p>02/03/2022</text:p>
          </table:table-cell>
          <table:covered-table-cell table:number-columns-repeated="2"/>
          <table:table-cell office:value-type="string" table:number-columns-spanned="3" table:number-rows-spanned="3" table:style-name="ce3">
            <text:p>attempted fixing forced perspective</text:p>
          </table:table-cell>
          <table:covered-table-cell table:number-columns-repeated="2"/>
          <table:table-cell office:value-type="string" table:number-columns-spanned="3" table:number-rows-spanned="3" table:style-name="ce3">
            <text:p>did not manage to fix it instead removed it to create a better one at a later date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3-23T00:00:00" table:number-columns-spanned="3" table:number-rows-spanned="3" table:style-name="ce5">
            <text:p>23/03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new forced perspective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new forced perspective mechanic but caused bugs so was removed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4-09T00:00:00" table:number-columns-spanned="3" table:number-rows-spanned="3" table:style-name="ce13">
            <text:p>09/04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VR hand animation and rigging and adding colliders</text:p>
          </table:table-cell>
          <table:covered-table-cell table:number-columns-repeated="2"/>
          <table:table-cell office:value-type="string" table:number-columns-spanned="3" table:number-rows-spanned="3" table:style-name="ce3">
            <text:p>colliders and rigging was implemented on the hand succesfuly however aniation was removed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1">
          <table:table-cell table:number-columns-repeated="4"/>
          <table:table-cell table:style-name="ce6"/>
          <table:table-cell office:value-type="date" office:date-value="2022-04-20T00:00:00" table:number-columns-spanned="3" table:number-rows-spanned="3" table:style-name="ce12">
            <text:p>20/04/2022</text:p>
          </table:table-cell>
          <table:covered-table-cell table:number-columns-repeated="2"/>
          <table:table-cell office:value-type="string" table:number-columns-spanned="3" table:number-rows-spanned="3" table:style-name="ce3">
            <text:p>bug fixing</text:p>
          </table:table-cell>
          <table:covered-table-cell table:number-columns-repeated="2"/>
          <table:table-cell office:value-type="string" table:number-columns-spanned="3" table:number-rows-spanned="3" table:style-name="ce3">
            <text:p>fixed bugs<text:s/>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4-23T00:00:00" table:number-columns-spanned="3" table:number-rows-spanned="3" table:style-name="ce12">
            <text:p>23/04/2022</text:p>
          </table:table-cell>
          <table:covered-table-cell table:number-columns-repeated="2"/>
          <table:table-cell office:value-type="string" table:number-columns-spanned="3" table:number-rows-spanned="3" table:style-name="ce3">
            <text:p>texturing models</text:p>
          </table:table-cell>
          <table:covered-table-cell table:number-columns-repeated="2"/>
          <table:table-cell office:value-type="string" table:number-columns-spanned="3" table:number-rows-spanned="3" table:style-name="ce3">
            <text:p>textured models that werent textured and started adding lighting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4-26T00:00:00" table:number-columns-spanned="3" table:number-rows-spanned="3" table:style-name="ce12">
            <text:p>26/04/2022</text:p>
          </table:table-cell>
          <table:covered-table-cell table:number-columns-repeated="2"/>
          <table:table-cell office:value-type="string" table:number-columns-spanned="3" table:number-rows-spanned="3" table:style-name="ce3">
            <text:p>adding sound</text:p>
          </table:table-cell>
          <table:covered-table-cell table:number-columns-repeated="2"/>
          <table:table-cell office:value-type="string" table:number-columns-spanned="3" table:number-rows-spanned="3" table:style-name="ce3">
            <text:p>started adding a sound system however this was then left ou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4-27T00:00:00" table:number-columns-spanned="3" table:number-rows-spanned="3" table:style-name="ce12">
            <text:p>27/04/2022</text:p>
          </table:table-cell>
          <table:covered-table-cell table:number-columns-repeated="2"/>
          <table:table-cell office:value-type="string" table:number-columns-spanned="3" table:number-rows-spanned="3" table:style-name="ce3">
            <text:p>bug fixing in prearation for hand in</text:p>
          </table:table-cell>
          <table:covered-table-cell table:number-columns-repeated="2"/>
          <table:table-cell office:value-type="string" table:number-columns-spanned="3" table:number-rows-spanned="3" table:style-name="ce3">
            <text:p>fixed bugs with VR and added jumping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5-10T00:00:00" table:number-columns-spanned="3" table:number-rows-spanned="3" table:style-name="ce12">
            <text:p>10/05/2022</text:p>
          </table:table-cell>
          <table:covered-table-cell table:number-columns-repeated="2"/>
          <table:table-cell office:value-type="string" table:number-columns-spanned="3" table:number-rows-spanned="3" table:style-name="ce3">
            <text:p>fixed VR issue</text:p>
          </table:table-cell>
          <table:covered-table-cell table:number-columns-repeated="2"/>
          <table:table-cell office:value-type="string" table:number-columns-spanned="3" table:number-rows-spanned="3" table:style-name="ce3">
            <text:p>fixed a few bug and issues with VR and fixed issue where hand would be shaking a lo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5-25T00:00:00" table:number-columns-spanned="3" table:number-rows-spanned="3" table:style-name="ce12">
            <text:p>25/05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ing on forced perspective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smoother pckup and moving object around.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6-04T00:00:00" table:number-columns-spanned="3" table:number-rows-spanned="3" table:style-name="ce12">
            <text:p>04/06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ed on puzzles and level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more models and extra puzzle for the temple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6-19T00:00:00" table:number-columns-spanned="3" table:number-rows-spanned="3" table:style-name="ce12">
            <text:p>19/06/2022</text:p>
          </table:table-cell>
          <table:covered-table-cell table:number-columns-repeated="2"/>
          <table:table-cell office:value-type="string" table:number-columns-spanned="3" table:number-rows-spanned="3" table:style-name="ce3">
            <text:p>spoke to supervisor about possible better ideas for forced perspective</text:p>
          </table:table-cell>
          <table:covered-table-cell table:number-columns-repeated="2"/>
          <table:table-cell office:value-type="string" table:number-columns-spanned="3" table:number-rows-spanned="3" table:style-name="ce3">
            <text:p>added new forced perspective mechanic but issues still presen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6-27T00:00:00" table:number-columns-spanned="3" table:number-rows-spanned="3" table:style-name="ce12">
            <text:p>27/06/2022</text:p>
          </table:table-cell>
          <table:covered-table-cell table:number-columns-repeated="2"/>
          <table:table-cell office:value-type="string" table:number-columns-spanned="3" table:number-rows-spanned="3" table:style-name="ce3">
            <text:p>working on final report</text:p>
          </table:table-cell>
          <table:covered-table-cell table:number-columns-repeated="2"/>
          <table:table-cell office:value-type="string" table:number-columns-spanned="3" table:number-rows-spanned="3" table:style-name="ce3">
            <text:p>working on final repor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7-08T00:00:00" table:number-columns-spanned="3" table:number-rows-spanned="3" table:style-name="ce12">
            <text:p>08/07/2022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d on working on the game</text:p>
          </table:table-cell>
          <table:covered-table-cell table:number-columns-repeated="2"/>
          <table:table-cell office:value-type="string" table:number-columns-spanned="3" table:number-rows-spanned="3" table:style-name="ce3">
            <text:p>started working on teleportation using teleportation provider scrip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7-15T00:00:00" table:number-columns-spanned="3" table:number-rows-spanned="3" table:style-name="ce12">
            <text:p>15/07/2022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d working on the final report</text:p>
          </table:table-cell>
          <table:covered-table-cell table:number-columns-repeated="2"/>
          <table:table-cell office:value-type="string" table:number-columns-spanned="3" table:number-rows-spanned="3" table:style-name="ce3">
            <text:p>continued working on the final repor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7-16T00:00:00" table:number-columns-spanned="3" table:number-rows-spanned="3" table:style-name="ce12">
            <text:p>16/07/2022</text:p>
          </table:table-cell>
          <table:covered-table-cell table:number-columns-repeated="2"/>
          <table:table-cell office:value-type="string" table:number-columns-spanned="3" table:number-rows-spanned="3" table:style-name="ce3">
            <text:p>finalising project</text:p>
          </table:table-cell>
          <table:covered-table-cell table:number-columns-repeated="2"/>
          <table:table-cell office:value-type="string" table:number-columns-spanned="3" table:number-rows-spanned="3" table:style-name="ce3">
            <text:p>finalising project checking it all runs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style-name="ro2">
          <table:table-cell table:number-columns-repeated="4"/>
          <table:table-cell table:style-name="ce6"/>
          <table:table-cell office:value-type="date" office:date-value="2022-07-19T00:00:00" table:number-columns-spanned="3" table:number-rows-spanned="3" table:style-name="ce12">
            <text:p>19/07/2022</text:p>
          </table:table-cell>
          <table:covered-table-cell table:number-columns-repeated="2"/>
          <table:table-cell office:value-type="string" table:number-columns-spanned="3" table:number-rows-spanned="3" table:style-name="ce3">
            <text:p>finalising final report</text:p>
          </table:table-cell>
          <table:covered-table-cell table:number-columns-repeated="2"/>
          <table:table-cell office:value-type="string" table:number-columns-spanned="3" table:number-rows-spanned="3" table:style-name="ce3">
            <text:p>finalising final report</text:p>
          </table:table-cell>
          <table:covered-table-cell table:number-columns-repeated="2"/>
          <table:table-cell table:number-columns-repeated="16370"/>
        </table:table-row>
        <table:table-row table:number-rows-repeated="2" table:style-name="ro1">
          <table:table-cell table:number-columns-repeated="4"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70"/>
        </table:table-row>
        <table:table-row table:number-rows-repeated="6" table:style-name="ro1">
          <table:table-cell table:number-columns-repeated="4"/>
          <table:table-cell table:number-columns-repeated="4" table:style-name="ce6"/>
          <table:table-cell table:number-columns-repeated="16376" table:style-name="ce1"/>
        </table:table-row>
        <table:table-row table:number-rows-repeated="91" table:style-name="ro1">
          <table:table-cell table:number-columns-repeated="4"/>
          <table:table-cell table:number-columns-repeated="4" table:style-name="ce6"/>
          <table:table-cell table:number-columns-repeated="16376"/>
        </table:table-row>
        <table:table-row table:number-rows-repeated="10483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User</meta:initial-creator>
    <dc:creator>User</dc:creator>
    <meta:creation-date>2022-07-19T23:04:19Z</meta:creation-date>
    <dc:date>2022-07-20T16:10:18Z</dc:date>
    <meta:print-date>2022-07-20T16:01:47Z</meta:print-date>
  </office:meta>
</office:document-meta>
</file>